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19H24M53.344S" calcext:value-type="time">
            <text:p>219:24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Arm multi-point aim!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1H49M43.678S" calcext:value-type="time">
            <text:p>31:4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 style:data-style-name="N2" text:time-value="08:03:17.7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04T09:58:21.687000000</dc:date>
    <dc:creator>Benjamin Laws</dc:creator>
    <meta:editing-duration>P8DT3H1M9S</meta:editing-duration>
    <meta:editing-cycles>219</meta:editing-cycles>
    <meta:generator>LibreOffice/7.1.8.1$Windows_X86_64 LibreOffice_project/e1f30c802c3269a1d052614453f260e49458c82c</meta:generator>
    <meta:document-statistic meta:table-count="2" meta:cell-count="396" meta:object-count="0"/>
  </office:meta>
</office:document-meta>
</file>